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14pt"/>
    </style:style>
    <style:style style:family="paragraph" style:name="P2" style:display-name="P2" style:parent-style-name="Normal">
      <style:paragraph-properties fo:text-align="left" style:writing-mode="lr"/>
    </style:style>
    <style:style style:family="paragraph" style:name="P1" style:display-name="P1" style:parent-style-name="Normal">
      <style:paragraph-properties fo:text-align="center"/>
      <style:text-properties fo:font-size="16pt" fo:font-weight="bold"/>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Vision-based human motion analysis: An overview </text:p>
        <text:p text:style-name="Normal"><text:tab/>Определение: (не знаю как нормально перевести)</text:p>
        <text:p text:style-name="Normal"><text:tab/>Human body pose estimation, or pose estimation in short, is the process in which the configuration of body parts is estimated from sensor input. When poses are estimated over time, the term human motion analysis is used.</text:p>
        <text:p text:style-name="Normal"/>
        <text:p text:style-name="P2"><text:tab/>Обычно системы «захвата движения» (англ. motion capture systems) используют специальные датчики, прикрепленные к телу человека. Серьезными недостатками данных систем являются дороговизна и неудобство в использовании. Однако для многих прикладных задач таких, как слежение/наблюдение (surveillance) и человеко-машинное взаимодействие (англ. Human–Computer Interaction - HCI), удобно использовать безмаркерные системы. Часто в таких системах в качестве датчиков используют видео-камеры.</text:p>
        <text:p text:style-name="P2"><text:tab/></text:p>
        <text:p text:style-name="P2"><text:tab/>Методы анализа движений человека можно разделить на 2 класса:</text:p>
        <text:p text:style-name="P2">1. Методы на основе модели (англ. model-based approaches)</text:p>
        <text:p text:style-name="P2">2. Безмодельные методы (англ. model-free approaches)</text:p>
        <text:p text:style-name="P2"/>
        <text:p text:style-name="P2"><text:tab/>Методы на основе модели используют теоретическую модель тела человека (англ. priori human body). Процесс распознования позы человека при этом можно разделить на 2 этапа: моделирование и анализ (англ.estimation). На этапе моделирования формируют с учётом модели камеры, описания изображения (англ. image descriptors), модели тела человека, функции соответствия (англ. matching function) и физических ограничений функцию правдоподобия (англ. likelihood function). Этап анализа связан с поиском наиболее вероятной позы с учётом значений функии правдобия (англ. likelihood surface).</text:p>
        <text:p text:style-name="P2"><text:tab/>Безмодельные методы не предполагают наличия заранее известной модели человеческого тела, а неявно моделируют изменения в позе (англ. pose configuration), форме тела (англ. body shape), положении камеры и <text:s/>внешнем виде (англ. appearance).</text:p>
        <text:p text:style-name="P2"/>
        <text:p text:style-name="P2"><text:tab/></text:p>
        <text:p text:style-name="P2"><text:tab/><text:span text:style-name="T1">Моделирование</text:span></text:p>
        <text:p text:style-name="P2"><text:tab/>Целью данного этапа является построение функции, позволяющей оценить правдоподобие изображения на основе набора параметров, который включает параметры строения тела (англ. body configuration), формы тела и внешнего вида, а также местоположение камеры. Значения некоторых из них, как правило, заранее известны, например, <text:s/>фиксированное местоположение камеры или известные размеры частей тела (англ. known body part lengths).</text:p>
        <text:p text:style-name="P2"><text:tab/></text:p>
        <text:p text:style-name="P2"><text:tab/>Модель человеческого тела включает кинематическую схему (англ. kinematic structure) и параметры тела (англ. body dimensions). Кроме того используется функция, позволяющая выделить тело человека в области изображения (англ. image domain) с учётом параметров модели.</text:p>
        <text:p text:style-name="P2"><text:tab/>Вместо того, чтобы использовать исходную зрительную информацию (англ. original visual input), изображение часто представляют в виде ребер, областей цветов или силуэтов. Функция соответствия между зрительной информацией и сгенерированной моделью человеческого тела необходима для оценки того, насколько хорошо экземпляр модели (англ. model instantiation) соответствует получаемой зрительной информации. Кроме того на функцию правдоподобия влияют такие факторы, как параметры камеры и параметры среды (англ. environment settings).</text:p>
        <text:p text:style-name="P2"><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style:default-style style:family="paragraph">
      <style:paragraph-properties style:tab-stop-distance="1.251cm"/>
    </style:default-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alex </meta:initial-creator>
    <dc:creator>alex </dc:creator>
    <meta:creation-date>2013-02-03T13:33:56</meta:creation-date>
    <dc:date>2013-02-03T14:12:05</dc:date>
  </office:meta>
</office:document-meta>
</file>